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7320c" officeooo:paragraph-rsid="0017320c" fo:background-color="#6b5e9b"/>
    </style:style>
    <style:style style:name="P2" style:family="paragraph" style:parent-style-name="Standard">
      <style:text-properties fo:color="#127622" officeooo:rsid="0017320c" officeooo:paragraph-rsid="0017320c" fo:background-color="transparent"/>
    </style:style>
    <style:style style:name="P3" style:family="paragraph" style:parent-style-name="Standard">
      <style:text-properties fo:color="#ffff38" officeooo:rsid="0017320c" officeooo:paragraph-rsid="0017320c" fo:background-color="#468a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ground color</text:p>
      <text:p text:style-name="P2">Font color</text:p>
      <text:p text:style-name="P3">Mixed background and font color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17T14:19:49.125258732</meta:creation-date>
    <dc:date>2019-10-17T14:21:42.841548751</dc:date>
    <meta:editing-duration>PT1M55S</meta:editing-duration>
    <meta:editing-cycles>1</meta:editing-cycles>
    <meta:document-statistic meta:table-count="0" meta:image-count="0" meta:object-count="0" meta:page-count="1" meta:paragraph-count="3" meta:word-count="9" meta:character-count="57" meta:non-whitespace-character-count="51"/>
    <meta:generator>LibreOffice/6.3.2.2$MacOSX_X86_64 LibreOffice_project/98b30e735bda24bc04ab42594c85f7fd8be07b9c</meta:generator>
  </office:meta>
</office:document-meta>
</file>